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nfirm Date</text:p>
          </table:table-cell>
          <table:table-cell/>
          <table:table-cell table:style-name="ce9" office:value-type="string" calcext:value-type="string">
            <text:p>Category</text:p>
          </table:table-cell>
          <table:table-cell table:style-name="ce12" office:value-type="string" calcext:value-type="string">
            <text:p>Max - Numbe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9-07-01" calcext:value-type="date">
            <text:p>2019-07-01</text:p>
          </table:table-cell>
          <table:table-cell/>
          <table:table-cell table:style-name="ce10" office:value-type="string" calcext:value-type="string">
            <text:p>C1</text:p>
          </table:table-cell>
          <table:table-cell table:style-name="ce1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21-08-01" calcext:value-type="date">
            <text:p>2021-08-01</text:p>
          </table:table-cell>
          <table:table-cell/>
          <table:table-cell table:style-name="ce11" office:value-type="string" calcext:value-type="string">
            <text:p>Total Result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40" calcext:value-type="float">
            <text:p>4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22-08-27" calcext:value-type="date">
            <text:p>2022-08-2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9" office:value-type="string" calcext:value-type="string">
            <text:p>Category</text:p>
          </table:table-cell>
          <table:table-cell table:style-name="ce12" office:value-type="string" calcext:value-type="string">
            <text:p>Sum - Number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C2</text:p>
          </table:table-cell>
          <table:table-cell table:style-name="ce13"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Total Result</text:p>
          </table:table-cell>
          <table:table-cell table:style-name="ce14" office:value-type="float" office:value="40" calcext:value-type="float">
            <text:p>4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9" office:value-type="string" calcext:value-type="string">
            <text:p>Category</text:p>
          </table:table-cell>
          <table:table-cell table:style-name="ce12" office:value-type="string" calcext:value-type="string">
            <text:p>Sum - Number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C3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Total Result</text:p>
          </table:table-cell>
          <table:table-cell table:style-name="ce14" office:value-type="float" office:value="50" calcext:value-type="float">
            <text:p>50</text:p>
          </table:table-cell>
        </table:table-row>
      </table:table>
      <table:table table:name="Sheet 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Sheet 1'.E1:'Sheet 1'.F3" table:buttons="'Sheet 1'.E1" table:show-filter-button="false" table:drill-down-on-double-click="false">
          <table:source-cell-range table:cell-range-address="'Sheet 1'.A1:'Sheet 1'.C4">
            <table:filter>
              <table:filter-condition table:field-number="2" table:data-type="number" table:value="" table:operator="!empty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data" table:used-hierarchy="0" table:function="max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Sheet 1'.E7:'Sheet 1'.F9" table:buttons="'Sheet 1'.E7" table:show-filter-button="false" table:drill-down-on-double-click="false">
          <table:source-cell-range table:cell-range-address="'Sheet 1'.A1:'Sheet 1'.C4">
            <table:filter>
              <table:filter-condition table:field-number="2" table:data-type="number" table:value="" table:operator="empty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Sheet 1'.E13:'Sheet 1'.F15" table:buttons="'Sheet 1'.E13" table:show-filter-button="false" table:drill-down-on-double-click="false">
          <table:source-cell-range table:cell-range-address="'Sheet 1'.A1:'Sheet 1'.C5">
            <table:filter>
              <table:filter-and>
                <table:filter-condition table:field-number="0" table:value="C1" table:operator="&gt;"/>
                <table:filter-condition table:field-number="2" table:data-type="number" table:value="" table:operator="!empty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思源黑体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style-name-asian="Regular" style:font-family-generic-asian="swiss" style:font-pitch-asian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00/00/00</text:date>, <text:time style:data-style-name="N2" text:time-value="14:35:10.559086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22:00:16.934498361</meta:creation-date>
    <dc:date>2022-08-27T14:36:04.498725663</dc:date>
    <meta:editing-duration>PT15M5S</meta:editing-duration>
    <meta:editing-cycles>8</meta:editing-cycles>
    <meta:generator>LibreOffice/7.2.7.2$Linux_X86_64 LibreOffice_project/20$Build-2</meta:generator>
    <meta:document-statistic meta:table-count="2" meta:cell-count="32" meta:object-count="0"/>
  </office:meta>
</office:document-meta>
</file>